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18cm" fo:min-width="2.46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2.374cm" fo:min-width="1.11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5.42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26cm" draw:stroke-linejoin="round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0.68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1.243cm" fo:min-width="2.03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2.887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2.037cm" fo:min-width="1.27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min-height="0cm" fo:min-width="0.87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4a7ebb" draw:marker-start="" draw:marker-start-width="0.315cm" draw:marker-start-center="false" draw:marker-end="msArrowOpenEnd_20_5" draw:marker-end-width="0.315cm" draw:marker-end-center="false" draw:fill="none" draw:textarea-vertical-align="top" draw:auto-grow-height="false" fo:min-height="1.61cm" fo:min-width="2.42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6cm" fo:min-width="1.44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b050" draw:marker-start="msArrowOpenEnd_20_5" draw:marker-start-width="0.315cm" draw:marker-start-center="false" draw:marker-end="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3.075cm" fo:min-width="5.352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0cm" fo:min-width="5.164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b050" draw:marker-start="" draw:marker-start-width="0.315cm" draw:marker-start-center="false" draw:marker-end="msArrowOpenEnd_20_5" draw:marker-end-width="0.315cm" draw:marker-end-center="false" draw:fill="none" draw:textarea-vertical-align="top" draw:auto-grow-height="false" fo:min-height="0cm" fo:min-width="4.91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61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222cm" fo:min-width="1.787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draw:fill="none" fo:min-height="0.994cm"/>
    </style:style>
    <style:style style:name="gr36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0.686cm" fo:padding-top="0.125cm" fo:padding-bottom="0.125cm" fo:padding-left="0.25cm" fo:padding-right="0.25cm" fo:wrap-option="wrap"/>
    </style:style>
    <style:style style:name="gr37" style:family="graphic" style:parent-style-name="objectwithoutfill">
      <style:graphic-properties draw:marker-end="Line_20_Arrow" draw:fill="none" draw:textarea-vertical-align="middle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40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none" draw:fill="none" fo:min-height="1.118cm"/>
    </style:style>
    <style:style style:name="gr43" style:family="graphic" style:parent-style-name="standard">
      <style:graphic-properties draw:textarea-horizontal-align="justify" draw:textarea-vertical-align="middle" draw:auto-grow-height="false"/>
    </style:style>
    <style:style style:name="gr44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7" style:family="graphic" style:parent-style-name="standard">
      <style:graphic-properties draw:textarea-horizontal-align="justify" draw:textarea-vertical-align="middle" draw:auto-grow-height="false"/>
    </style:style>
    <style:style style:name="gr48" style:family="graphic">
      <style:graphic-properties style:protect="size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" style:family="presentation" style:parent-style-name="Blank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justify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376092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High Level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327cm" svg:height="1.057cm" svg:x="1.693cm" svg:y="4.445cm">
          <text:p text:style-name="P3"><text:span text:style-name="T2">RTB </text:span></text:p>
          <text:p text:style-name="P3"><text:span text:style-name="T2">Version 1</text:span></text:p>
          <text:p text:style-name="P4"><text:span text:style-name="T3"><text:s/></text:span></text:p>
          <text:p text:style-name="P4"><text:span text:style-name="T3"/></text:p>
          <draw:enhanced-geometry draw:mirror-horizontal="false" draw:mirror-vertical="false" svg:viewBox="0 0 2328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5.715cm">
          <text:p text:style-name="P3"><text:span text:style-name="T2">RTB </text:span></text:p>
          <text:p text:style-name="P3"><text:span text:style-name="T2">Version 2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46cm" svg:height="0.007cm" svg:x="4.233cm" svg:y="6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" draw:style-name="gr3" draw:text-style-name="P5" draw:layer="layout" svg:width="1.057cm" svg:height="0.007cm" svg:x="4.022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2" draw:layer="layout" svg:width="4.444cm" svg:height="2.471cm" svg:x="11.218cm" svg:y="14.605cm">
          <text:p text:style-name="P4"><text:span text:style-name="T4">Web Application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4445 24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2.358cm" svg:height="1.098cm" svg:x="6.562cm" svg:y="6.138cm">
          <text:p text:style-name="P3"><text:span text:style-name="T5">RTB</text:span></text:p>
          <draw:enhanced-geometry draw:mirror-horizontal="false" draw:mirror-vertical="false" svg:viewBox="0 0 2359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3.44cm 8.685cm)">
          <text:p text:style-name="P3"><text:span text:style-name="T5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6" draw:layer="layout" svg:width="2.962cm" svg:height="8.467cm" svg:x="6.138cm" svg:y="4.233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7.197cm">
          <text:p text:style-name="P3"><text:span text:style-name="T2">Google Admeld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0.846cm" svg:x="1.693cm" svg:y="10.16cm">
          <text:p text:style-name="P3"><text:span text:style-name="T2">Exchange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78cm" svg:height="0.007cm" svg:x="4.233cm" svg:y="7.7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0" draw:style-name="gr3" draw:text-style-name="P5" draw:layer="layout" svg:width="0.846cm" svg:height="0.001cm" svg:x="4.233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2.358cm" svg:height="0.758cm" svg:x="15.24cm" svg:y="5.927cm">
          <text:p text:style-name="P3"><text:span text:style-name="T7">REDIS</text:span></text:p>
          <draw:enhanced-geometry draw:mirror-horizontal="false" draw:mirror-vertical="false" svg:viewBox="0 0 2359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962cm" svg:height="3.809cm" svg:x="15.028cm" svg:y="5.503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9" draw:text-style-name="P2" draw:layer="layout" svg:width="3.174cm" svg:height="9.312cm" svg:x="20.108cm" svg:y="3.387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9313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69" draw:style-name="gr2" draw:text-style-name="P2" draw:layer="layout" svg:width="2.539cm" svg:height="1.269cm" svg:x="11.853cm" svg:y="15.452cm">
          <text:p text:style-name="P3"><text:span text:style-name="T2">Control </text:span></text:p>
          <text:p text:style-name="P3"><text:span text:style-name="T2">Pages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10" draw:text-style-name="P5" draw:layer="layout" svg:width="1.616cm" svg:height="2.624cm" draw:transform="rotate (1.5707963267949) translate (8.044cm 14.57cm)">
          <text:p/>
          <draw:enhanced-geometry draw:mirror-horizontal="false" draw:mirror-vertical="true" svg:viewBox="0 0 2329 2117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50" draw:style-name="gr11" draw:text-style-name="P5" draw:layer="layout" svg:width="5.926cm" svg:height="0.001cm" svg:x="9.10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5.926cm" svg:height="0.001cm" svg:x="9.10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11.006cm" svg:height="0.001cm" svg:x="9.102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3.026cm" svg:height="0.716cm" svg:x="9.925cm" svg:y="4.022cm">
          <text:p text:style-name="P3"><text:span text:style-name="T10">Bid Requests</text:span></text:p>
          <draw:enhanced-geometry draw:mirror-horizontal="false" draw:mirror-vertical="false" svg:viewBox="0 0 3027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47cm" svg:height="0.716cm" svg:x="10.927cm" svg:y="5.292cm">
          <text:p text:style-name="P3"><text:span text:style-name="T10">Bid s</text:span></text:p>
          <draw:enhanced-geometry draw:mirror-horizontal="false" draw:mirror-vertical="false" svg:viewBox="0 0 144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10.935cm" svg:y="6.35cm">
          <text:p text:style-name="P3"><text:span text:style-name="T10">Wins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2.103cm" svg:height="0.716cm" svg:x="8.565cm" svg:y="13.208cm">
          <text:p text:style-name="P3"><text:span text:style-name="T10">Controls</text:span></text:p>
          <draw:enhanced-geometry draw:mirror-horizontal="false" draw:mirror-vertical="false" svg:viewBox="0 0 2104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4" draw:style-name="gr12" draw:text-style-name="P5" draw:layer="layout" svg:x1="5.112cm" svg:y1="4.982cm" svg:x2="5.08cm" svg:y2="10.583cm">
          <text:p/>
        </draw:line>
        <draw:custom-shape draw:name="Straight Arrow Connector 50" draw:style-name="gr11" draw:text-style-name="P5" draw:layer="layout" svg:width="1.057cm" svg:height="0.001cm" svg:x="5.08cm" svg:y="8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13" draw:text-style-name="P5" draw:layer="layout" svg:width="2.116cm" svg:height="0.001cm" svg:x="17.99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13" draw:text-style-name="P5" draw:layer="layout" svg:width="2.116cm" svg:height="0.001cm" svg:x="17.99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14" draw:text-style-name="P5" draw:layer="layout" svg:width="5.928cm" svg:height="0.001cm" svg:x="9.1cm" svg:y="8.3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5" draw:text-style-name="P2" draw:layer="layout" svg:width="4.469cm" svg:height="0.716cm" svg:x="9.652cm" svg:y="7.412cm">
          <text:p text:style-name="P3"><text:span text:style-name="T10">Click Through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4.444cm" svg:height="0.634cm" svg:x="11.218cm" svg:y="13.758cm">
          <text:p text:style-name="P3"><text:span text:style-name="T2">API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444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15" draw:text-style-name="P5" draw:layer="layout" svg:width="6.032cm" svg:height="3.154cm" svg:x="15.663cm" svg:y="12.7cm">
          <text:p/>
          <draw:enhanced-geometry draw:mirror-horizontal="false" draw:mirror-vertical="true" svg:viewBox="0 0 6033 3155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Deployment Architecture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18" draw:text-style-name="P5" draw:layer="layout" svg:width="1.188cm" svg:height="0.001cm" svg:x="1.352cm" svg:y="9.8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4" draw:text-style-name="P2" draw:layer="layout" svg:width="7.831cm" svg:height="6.467cm" svg:x="7.197cm" svg:y="2.963cm">
          <text:p text:style-name="P4"><text:span text:style-name="T4">EC2 Instance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7832 64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9" draw:text-style-name="P2" draw:layer="layout" svg:width="2.434cm" svg:height="1.52cm" svg:x="2.501cm" svg:y="9.102cm">
          <text:p text:style-name="P3"><text:span text:style-name="T12">Elastic</text:span></text:p>
          <text:p text:style-name="P3"><text:span text:style-name="T12">Load </text:span></text:p>
          <text:p text:style-name="P3"><text:span text:style-name="T12">Balancers</text:span></text:p>
          <draw:enhanced-geometry draw:mirror-horizontal="false" draw:mirror-vertical="false" svg:viewBox="0 0 243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5.502cm" svg:height="0.695cm" svg:x="7.408cm" svg:y="10.795cm">
          <text:p text:style-name="P4"><text:span text:style-name="T4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8.308cm 11.437cm)">
          <text:p text:style-name="P3"><text:span text:style-name="T5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20" draw:text-style-name="P5" draw:layer="layout" svg:x1="4.935cm" svg:y1="9.652cm" svg:x2="7.62cm" svg:y2="6.08cm">
          <text:p/>
        </draw:line>
        <draw:line draw:name="Straight Connector 71" draw:style-name="gr20" draw:text-style-name="P5" draw:layer="layout" svg:x1="4.935cm" svg:y1="9.871cm" svg:x2="7.408cm" svg:y2="11.158cm">
          <text:p/>
        </draw:line>
        <draw:custom-shape draw:name="Rectangle 46" draw:style-name="gr6" draw:text-style-name="P2" draw:layer="layout" svg:width="1.041cm" svg:height="0.716cm" svg:x="1.206cm" svg:y="9.102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5.502cm" svg:height="0.695cm" svg:x="7.408cm" svg:y="12.7cm">
          <text:p text:style-name="P4"><text:span text:style-name="T4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116cm" svg:height="12.487cm" svg:x="16.51cm" svg:y="2.963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2117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1.481cm" svg:height="0.695cm" svg:x="11.642cm" svg:y="4.233cm">
          <text:p text:style-name="P3"><text:span text:style-name="T4">B1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1.481cm" svg:height="0.695cm" svg:x="11.642cm" svg:y="5.503cm">
          <text:p text:style-name="P3"><text:span text:style-name="T4">B2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1.481cm" svg:height="0.695cm" svg:x="11.642cm" svg:y="7.197cm">
          <text:p text:style-name="P3"><text:span text:style-name="T4">Bn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12.965cm 6.145cm)">
          <text:p text:style-name="P3"><text:span text:style-name="T5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9" draw:style-name="gr21" draw:text-style-name="P5" draw:layer="layout" svg:width="2.539cm" svg:height="1.493cm" svg:x="9.102cm" svg:y="4.5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1" draw:style-name="gr22" draw:text-style-name="P5" draw:layer="layout" svg:width="2.539cm" svg:height="0.223cm" svg:x="9.102cm" svg:y="5.8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3" draw:style-name="gr22" draw:text-style-name="P5" draw:layer="layout" svg:width="2.539cm" svg:height="1.468cm" svg:x="9.102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2.078cm" svg:height="0.716cm" svg:x="9.194cm" svg:y="4.445cm">
          <text:p text:style-name="P3"><text:span text:style-name="T14">Request</text:span></text:p>
          <draw:enhanced-geometry draw:mirror-horizontal="false" draw:mirror-vertical="false" svg:viewBox="0 0 2079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9" draw:style-name="gr22" draw:text-style-name="P5" draw:layer="layout" svg:width="3.386cm" svg:height="0.07cm" svg:x="13.123cm" svg:y="4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3" draw:style-name="gr15" draw:text-style-name="P5" draw:layer="layout" svg:width="3.386cm" svg:height="0.001cm" svg:x="13.123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4" draw:style-name="gr23" draw:text-style-name="P5" draw:layer="layout" svg:width="3.387cm" svg:height="0.001cm" svg:x="13.123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121cm" svg:height="0.716cm" svg:x="13.92cm" svg:y="4.022cm">
          <text:p text:style-name="P3"><text:span text:style-name="T14">Bi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2" draw:style-name="gr15" draw:text-style-name="P5" draw:layer="layout" svg:width="3.597cm" svg:height="0.001cm" svg:x="12.912cm" svg:y="11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4" draw:style-name="gr15" draw:text-style-name="P5" draw:layer="layout" svg:width="3.597cm" svg:height="0.001cm" svg:x="12.912cm" svg:y="12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773cm" svg:height="0.674cm" svg:x="4.837cm" svg:y="7.197cm">
          <text:p text:style-name="P3"><text:span text:style-name="T2">Port X0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8" draw:style-name="gr20" draw:text-style-name="P5" draw:layer="layout" svg:x1="4.935cm" svg:y1="10.16cm" svg:x2="7.408cm" svg:y2="13.063cm">
          <text:p/>
        </draw:line>
        <draw:custom-shape draw:name="Rectangle 46" draw:style-name="gr6" draw:text-style-name="P2" draw:layer="layout" svg:width="1.773cm" svg:height="0.674cm" svg:x="5.218cm" svg:y="9.737cm">
          <text:p text:style-name="P3"><text:span text:style-name="T2">Port X1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773cm" svg:height="0.674cm" svg:x="5.006cm" svg:y="11.853cm">
          <text:p text:style-name="P3"><text:span text:style-name="T2">Port Xn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27cm" svg:height="0.716cm" svg:x="10.083cm" svg:y="5.292cm">
          <text:p text:style-name="P3"><text:span text:style-name="T14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9.346cm" svg:y="6.773cm">
          <text:p text:style-name="P3"><text:span text:style-name="T14">Click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4" draw:text-style-name="P6" draw:layer="layout" svg:width="1.778cm" svg:height="2.286cm" svg:x="7.62cm" svg:y="5.334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2.116cm" svg:height="1.265cm" svg:x="7.282cm" svg:y="5.339cm">
          <text:p text:style-name="P3"><text:span text:style-name="T7">HA</text:span></text:p>
          <text:p text:style-name="P3"><text:span text:style-name="T7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Detail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2.116cm" svg:height="1.265cm" svg:x="1.524cm" svg:y="7.112cm">
          <text:p text:style-name="P3"><text:span text:style-name="T7">HA</text:span></text:p>
          <text:p text:style-name="P3"><text:span text:style-name="T7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088cm" svg:height="3.318cm" svg:x="1.524cm" svg:y="6.096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25" draw:text-style-name="P5" draw:layer="layout" svg:width="1.372cm" svg:height="0.001cm" svg:x="3.708cm" svg:y="7.6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26" draw:text-style-name="P5" draw:layer="layout" svg:width="2.921cm" svg:height="1.86cm" svg:x="7.112cm" svg:y="5.0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6" draw:text-style-name="P6" draw:layer="layout" svg:width="1.041cm" svg:height="0.716cm" svg:x="0.229cm" svg:y="6.65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2.116cm" svg:height="1.139cm" svg:x="14.394cm" svg:y="4.318cm">
          <text:p text:style-name="P3"><text:span text:style-name="T4">Bid or </text:span><text:span text:style-name="T4"><text:line-break/></text:span><text:span text:style-name="T4">No Bid</text:span></text:p>
          <draw:enhanced-geometry draw:mirror-horizontal="false" draw:mirror-vertical="false" svg:viewBox="0 0 211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7" draw:text-style-name="P9" draw:layer="layout" svg:width="1.947cm" svg:height="8.509cm" svg:x="18.627cm" svg:y="3.175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28" draw:text-style-name="P5" draw:layer="layout" svg:width="1.904cm" svg:height="0.001cm" svg:x="8.254cm" svg:y="8.3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29" draw:text-style-name="P5" draw:layer="layout" svg:width="5.852cm" svg:height="3.325cm" svg:x="7.112cm" svg:y="8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2.078cm" svg:height="1.179cm" svg:x="7.143cm" svg:y="5.126cm">
          <text:p text:style-name="P3"><text:span text:style-name="T14">Bid</text:span></text:p>
          <text:p text:style-name="P3"><text:span text:style-name="T14">Request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27cm" svg:height="0.716cm" svg:x="8.679cm" svg:y="8.428cm">
          <text:p text:style-name="P3"><text:span text:style-name="T15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8.89cm" svg:y="9.906cm">
          <text:p text:style-name="P3"><text:span text:style-name="T16">Click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6" draw:style-name="gr30" draw:text-style-name="P5" draw:layer="layout" svg:width="5.664cm" svg:height="0.001cm" draw:transform="rotate (0.016929693744345) translate (12.964cm 11.6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31" draw:text-style-name="P5" draw:layer="layout" svg:width="5.419cm" svg:height="0.001cm" svg:x="13.208cm" svg:y="7.8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845cm" svg:height="1.179cm" svg:x="14.919cm" svg:y="6.604cm">
          <text:p text:style-name="P3"><text:span text:style-name="T15">Record</text:span></text:p>
          <text:p text:style-name="P3"><text:span text:style-name="T15"><text:s/></text:span><text:span text:style-name="T15">Win</text:span></text:p>
          <draw:enhanced-geometry draw:mirror-horizontal="false" draw:mirror-vertical="false" svg:viewBox="0 0 2693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2" draw:text-style-name="P5" draw:layer="layout" svg:width="7.407cm" svg:height="1.173cm" draw:transform="rotate (-3.14159265358979) translate (18.627cm 10.063cm)">
          <text:p/>
          <draw:enhanced-geometry draw:mirror-horizontal="false" draw:mirror-vertical="false" svg:viewBox="0 0 7408 1174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46" draw:style-name="gr6" draw:text-style-name="P2" draw:layer="layout" svg:width="2.87cm" svg:height="0.716cm" svg:x="12.878cm" svg:y="9.19cm">
          <text:p text:style-name="P3"><text:span text:style-name="T15">Bid Retrieve</text:span></text:p>
          <draw:enhanced-geometry draw:mirror-horizontal="false" draw:mirror-vertical="false" svg:viewBox="0 0 287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7" draw:style-name="gr33" draw:text-style-name="P5" draw:layer="layout" svg:width="2.117cm" svg:height="0.001cm" svg:x="16.51cm" svg:y="4.9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1" draw:style-name="gr13" draw:text-style-name="P5" draw:layer="layout" svg:width="1.378cm" svg:height="0.037cm" svg:x="0.146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6" draw:layer="layout" svg:width="1.472cm" svg:height="1.097cm" svg:x="3.608cm" svg:y="6.604cm">
          <text:p text:style-name="P3"><text:span text:style-name="T2">Port X</text:span></text:p>
          <draw:enhanced-geometry draw:mirror-horizontal="false" draw:mirror-vertical="false" svg:viewBox="0 0 1473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4" draw:text-style-name="P6" draw:layer="layout" svg:width="2.286cm" svg:height="3.471cm" svg:x="5.08cm" svg:y="6.858cm">
          <text:p text:style-name="P3"><text:span text:style-name="T17"/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3" draw:layer="layout" svg:width="3.302cm" svg:height="1.244cm" svg:x="5.08cm" svg:y="6.884cm">
          <draw:text-box>
            <text:p text:style-name="P3"><text:span text:style-name="T7">HTTP</text:span></text:p>
            <text:p text:style-name="P3"><text:span text:style-name="T7">Handler</text:span></text:p>
          </draw:text-box>
        </draw:frame>
        <draw:custom-shape draw:name="Rectangle 67" draw:style-name="gr34" draw:text-style-name="P6" draw:layer="layout" svg:width="2.286cm" svg:height="3.471cm" svg:x="10.16cm" svg:y="7.112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4" draw:text-style-name="P6" draw:layer="layout" svg:width="2.286cm" svg:height="3.471cm" svg:x="10.033cm" svg:y="4.064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6" draw:layer="layout" svg:width="1.015cm" svg:height="0.716cm" svg:x="12.902cm" svg:y="17.569cm">
          <text:p text:style-name="P3"><text:span text:style-name="T14">B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3.174cm" svg:height="1.095cm" svg:x="10.034cm" svg:y="7.366cm">
          <text:p text:style-name="P3"><text:span text:style-name="T12">Bid</text:span></text:p>
          <text:p text:style-name="P3"><text:span text:style-name="T12">Retrieve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3.174cm" svg:height="1.095cm" svg:x="9.906cm" svg:y="4.318cm">
          <text:p text:style-name="P3"><text:span text:style-name="T12">Bid</text:span></text:p>
          <text:p text:style-name="P3"><text:span text:style-name="T12">Formation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7" draw:style-name="gr36" draw:text-style-name="P5" draw:layer="layout" svg:width="1.186cm" svg:height="0.001cm" svg:x="13.208cm" svg:y="4.822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37" draw:text-style-name="P10" draw:layer="layout" svg:x1="8.128cm" svg:y1="7.62cm" svg:x2="10.16cm" svg:y2="7.62cm">
          <text:p/>
        </draw:line>
        <draw:line draw:style-name="gr38" draw:text-style-name="P10" draw:layer="layout" svg:x1="15.494cm" svg:y1="3.81cm" svg:x2="6.858cm" svg:y2="3.81cm">
          <text:p/>
        </draw:line>
        <draw:line draw:style-name="gr39" draw:text-style-name="P10" draw:layer="layout" svg:x1="6.858cm" svg:y1="3.81cm" svg:x2="6.858cm" svg:y2="6.858cm">
          <text:p/>
        </draw:line>
        <draw:line draw:style-name="gr38" draw:text-style-name="P10" draw:layer="layout" svg:x1="15.494cm" svg:y1="4.318cm" svg:x2="15.494cm" svg:y2="3.81cm">
          <text:p/>
        </draw:line>
        <draw:custom-shape draw:name="Rectangle 46" draw:style-name="gr6" draw:text-style-name="P6" draw:layer="layout" svg:width="2.366cm" svg:height="1.179cm" svg:x="6.969cm" svg:y="2.794cm">
          <text:p text:style-name="P3"><text:span text:style-name="T14">Bid</text:span></text:p>
          <text:p text:style-name="P3"><text:span text:style-name="T14">Response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<text:s/>Bid/Win Processes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041cm" svg:height="0.716cm" svg:x="2.899cm" svg:y="4.445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201cm" svg:height="10.085cm" svg:x="13.547cm" svg:y="4.233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2202 10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0" draw:text-style-name="P5" draw:layer="layout" svg:x1="5.08cm" svg:y1="4.021cm" svg:x2="5.08cm" svg:y2="15.47cm">
          <text:p/>
        </draw:line>
        <draw:line draw:name="Straight Connector 38" draw:style-name="gr40" draw:text-style-name="P5" draw:layer="layout" svg:x1="9.948cm" svg:y1="4.021cm" svg:x2="10.16cm" svg:y2="15.451cm">
          <text:p/>
        </draw:line>
        <draw:custom-shape draw:name="Straight Arrow Connector 40" draw:style-name="gr13" draw:text-style-name="P5" draw:layer="layout" svg:width="4.867cm" svg:height="0.001cm" svg:x="5.08cm" svg:y="4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13" draw:text-style-name="P5" draw:layer="layout" svg:width="7.407cm" svg:height="0.001cm" svg:x="2.526cm" svg:y="6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4" draw:style-name="gr13" draw:text-style-name="P5" draw:layer="layout" svg:width="7.556cm" svg:height="0.018cm" svg:x="2.54cm" svg:y="9.5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6" draw:style-name="gr13" draw:text-style-name="P5" draw:layer="layout" svg:width="3.386cm" svg:height="0.001cm" svg:x="10.16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13" draw:text-style-name="P5" draw:layer="layout" svg:width="2.553cm" svg:height="0.001cm" svg:x="2.54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13" draw:text-style-name="P5" draw:layer="layout" svg:width="5.079cm" svg:height="0.001cm" svg:x="5.08cm" svg:y="12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3" draw:style-name="gr13" draw:text-style-name="P5" draw:layer="layout" svg:width="3.386cm" svg:height="0.001cm" svg:x="10.16cm" svg:y="13.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5" draw:style-name="gr13" draw:text-style-name="P5" draw:layer="layout" svg:width="7.619cm" svg:height="0.001cm" svg:x="2.526cm" svg:y="14.6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9" draw:style-name="gr13" draw:text-style-name="P5" draw:layer="layout" svg:width="7.355cm" svg:height="0.018cm" svg:x="10.16cm" svg:y="15.0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1" draw:style-name="gr13" draw:text-style-name="P5" draw:layer="layout" svg:width="2.751cm" svg:height="0.001cm" svg:x="2.328cm" svg:y="4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6" draw:style-name="gr41" draw:text-style-name="P2" draw:layer="layout" svg:width="2.214cm" svg:height="0.758cm" svg:x="2.391cm" svg:y="3.387cm">
          <text:p text:style-name="P4"><text:span text:style-name="T17">Request</text:span></text:p>
          <draw:enhanced-geometry draw:mirror-horizontal="false" draw:mirror-vertical="false" svg:viewBox="0 0 22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41" draw:text-style-name="P2" draw:layer="layout" svg:width="4.386cm" svg:height="0.843cm" svg:x="5.33cm" svg:y="3.598cm">
          <text:p text:style-name="P4"><text:span text:style-name="T17">Select </text:span><text:span text:style-name="T18">campaign</text:span></text:p>
          <draw:enhanced-geometry draw:mirror-horizontal="false" draw:mirror-vertical="false" svg:viewBox="0 0 438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1" draw:text-style-name="P2" draw:layer="layout" svg:width="1.862cm" svg:height="0.758cm" svg:x="6.459cm" svg:y="6.138cm">
          <text:p text:style-name="P4"><text:span text:style-name="T17">No bid</text:span></text:p>
          <draw:enhanced-geometry draw:mirror-horizontal="false" draw:mirror-vertical="false" svg:viewBox="0 0 18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1" draw:text-style-name="P2" draw:layer="layout" svg:width="1.176cm" svg:height="0.758cm" svg:x="6.717cm" svg:y="8.467cm">
          <text:p text:style-name="P4"><text:span text:style-name="T17">Bid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41" draw:text-style-name="P2" draw:layer="layout" svg:width="2.675cm" svg:height="0.758cm" svg:x="2.39cm" svg:y="9.737cm">
          <text:p text:style-name="P4"><text:span text:style-name="T17">Win Notify</text:span></text:p>
          <draw:enhanced-geometry draw:mirror-horizontal="false" draw:mirror-vertical="false" svg:viewBox="0 0 267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41" draw:text-style-name="P2" draw:layer="layout" svg:width="2.099cm" svg:height="0.758cm" svg:x="6.431cm" svg:y="11.218cm">
          <text:p text:style-name="P4"><text:span text:style-name="T17">Process</text:span></text:p>
          <draw:enhanced-geometry draw:mirror-horizontal="false" draw:mirror-vertical="false" svg:viewBox="0 0 210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41" draw:text-style-name="P2" draw:layer="layout" svg:width="1.612cm" svg:height="0.758cm" svg:x="11.126cm" svg:y="9.737cm">
          <text:p text:style-name="P4"><text:span text:style-name="T17">Store</text:span></text:p>
          <draw:enhanced-geometry draw:mirror-horizontal="false" draw:mirror-vertical="false" svg:viewBox="0 0 16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41" draw:text-style-name="P2" draw:layer="layout" svg:width="2.264cm" svg:height="0.758cm" svg:x="10.849cm" svg:y="13.123cm">
          <text:p text:style-name="P4"><text:span text:style-name="T17">Retrieve</text:span></text:p>
          <draw:enhanced-geometry draw:mirror-horizontal="false" draw:mirror-vertical="false" svg:viewBox="0 0 226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41" draw:text-style-name="P2" draw:layer="layout" svg:width="4.157cm" svg:height="0.758cm" svg:x="5.595cm" svg:y="13.758cm">
          <text:p text:style-name="P4"><text:span text:style-name="T17">Respond creative</text:span></text:p>
          <draw:enhanced-geometry draw:mirror-horizontal="false" draw:mirror-vertical="false" svg:viewBox="0 0 415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41" draw:text-style-name="P2" draw:layer="layout" svg:width="3.953cm" svg:height="0.758cm" svg:x="10.104cm" svg:y="14.182cm">
          <text:p text:style-name="P4"><text:span text:style-name="T17">Send to pub/sub</text:span></text:p>
          <draw:enhanced-geometry draw:mirror-horizontal="false" draw:mirror-vertical="false" svg:viewBox="0 0 195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41" draw:text-style-name="P2" draw:layer="layout" svg:width="3.598cm" svg:height="1.013cm" svg:x="-0.319cm" svg:y="7.62cm">
          <text:p text:style-name="P4"><text:span text:style-name="T19">Exchange</text:span></text:p>
          <draw:enhanced-geometry draw:mirror-horizontal="false" draw:mirror-vertical="false" svg:viewBox="0 0 359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style-name="gr42" draw:text-style-name="P1" draw:layer="layout" svg:width="15.971cm" svg:height="1.368cm" svg:x="1.047cm" svg:y="1.016cm">
          <draw:text-box>
            <text:p text:style-name="P1"><text:span text:style-name="T1">Redisson Database Architecture </text:span></text:p>
          </draw:text-box>
        </draw:frame>
        <draw:custom-shape draw:name="Rectangle 67" draw:style-name="gr8" draw:text-style-name="P2" draw:layer="layout" svg:width="2.85cm" svg:height="3.318cm" svg:x="8.072cm" svg:y="3.794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85cm" svg:height="3.318cm" svg:x="3.048cm" svg:y="3.81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85cm" svg:height="3.318cm" svg:x="13.388cm" svg:y="3.794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5.458cm" svg:height="3.318cm" svg:x="2.924cm" svg:y="9.541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5.458cm" svg:height="3.318cm" svg:x="3.048cm" svg:y="14.478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3" draw:layer="layout" svg:width="5.039cm" svg:height="1.244cm" svg:x="7.407cm" svg:y="15.774cm">
          <draw:text-box>
            <text:p text:style-name="P3"><text:span text:style-name="T7">REDIS</text:span></text:p>
          </draw:text-box>
        </draw:frame>
        <draw:frame draw:style-name="gr35" draw:text-style-name="P3" draw:layer="layout" svg:width="5.163cm" svg:height="1.244cm" svg:x="7.537cm" svg:y="10.922cm">
          <draw:text-box>
            <text:p text:style-name="P3"><text:span text:style-name="T7">Redisson</text:span></text:p>
          </draw:text-box>
        </draw:frame>
        <draw:frame draw:style-name="gr35" draw:text-style-name="P3" draw:layer="layout" svg:width="1.861cm" svg:height="1.244cm" svg:x="15.494cm" svg:y="6.096cm">
          <draw:text-box>
            <text:p text:style-name="P3"><text:span text:style-name="T7">map</text:span></text:p>
          </draw:text-box>
        </draw:frame>
        <draw:frame draw:style-name="gr35" draw:text-style-name="P3" draw:layer="layout" svg:width="1.861cm" svg:height="1.244cm" svg:x="10.331cm" svg:y="6.122cm">
          <draw:text-box>
            <text:p text:style-name="P3"><text:span text:style-name="T7">map</text:span></text:p>
          </draw:text-box>
        </draw:frame>
        <draw:frame draw:style-name="gr35" draw:text-style-name="P3" draw:layer="layout" svg:width="1.861cm" svg:height="1.244cm" svg:x="5.251cm" svg:y="6.122cm">
          <draw:text-box>
            <text:p text:style-name="P3"><text:span text:style-name="T7">map</text:span></text:p>
          </draw:text-box>
        </draw:frame>
        <draw:custom-shape draw:style-name="gr43" draw:text-style-name="P10" draw:layer="layout" svg:width="2.032cm" svg:height="1.27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2.032cm" svg:height="1.27cm" svg:x="9.652cm" svg:y="4.31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2.032cm" svg:height="1.27cm" svg:x="4.572cm" svg:y="4.318cm">
          <text:p/>
          <draw:enhanced-geometry svg:viewBox="0 0 21600 21600" draw:type="rectangle" draw:enhanced-path="M 0 0 L 21600 0 21600 21600 0 21600 0 0 Z N"/>
        </draw:custom-shape>
        <draw:line draw:style-name="gr44" draw:text-style-name="P10" draw:layer="layout" svg:x1="9.906cm" svg:y1="14.478cm" svg:x2="9.906cm" svg:y2="12.954cm">
          <text:p/>
        </draw:line>
        <draw:line draw:style-name="gr44" draw:text-style-name="P10" draw:layer="layout" svg:x1="5.842cm" svg:y1="9.541cm" svg:x2="5.842cm" svg:y2="6.604cm">
          <text:p/>
        </draw:line>
        <draw:line draw:style-name="gr44" draw:text-style-name="P10" draw:layer="layout" svg:x1="10.922cm" svg:y1="9.652cm" svg:x2="10.922cm" svg:y2="6.604cm">
          <text:p/>
        </draw:line>
        <draw:line draw:style-name="gr44" draw:text-style-name="P10" draw:layer="layout" svg:x1="16.256cm" svg:y1="9.652cm" svg:x2="16.202cm" svg:y2="6.604cm">
          <text:p/>
        </draw:line>
        <draw:line draw:style-name="gr45" draw:text-style-name="P10" draw:layer="layout" svg:x1="6.096cm" svg:y1="6.35cm" svg:x2="6.096cm" svg:y2="5.588cm">
          <text:p/>
        </draw:line>
        <draw:line draw:style-name="gr45" draw:text-style-name="P10" draw:layer="layout" svg:x1="11.176cm" svg:y1="6.35cm" svg:x2="11.176cm" svg:y2="5.588cm">
          <text:p/>
        </draw:line>
        <draw:line draw:style-name="gr45" draw:text-style-name="P10" draw:layer="layout" svg:x1="16.238cm" svg:y1="6.35cm" svg:x2="16.238cm" svg:y2="5.588cm">
          <text:p/>
        </draw:line>
        <draw:frame draw:style-name="gr35" draw:text-style-name="P3" draw:layer="layout" svg:width="3.207cm" svg:height="1.244cm" svg:x="2.691cm" svg:y="5.842cm">
          <draw:text-box>
            <text:p text:style-name="P3"><text:span text:style-name="T7">Bidder 1</text:span></text:p>
          </draw:text-box>
        </draw:frame>
        <draw:frame draw:style-name="gr35" draw:text-style-name="P3" draw:layer="layout" svg:width="3.207cm" svg:height="1.244cm" svg:x="2.692cm" svg:y="5.842cm">
          <draw:text-box>
            <text:p text:style-name="P3"><text:span text:style-name="T7">Bidder 1</text:span></text:p>
          </draw:text-box>
        </draw:frame>
        <draw:frame draw:style-name="gr35" draw:text-style-name="P3" draw:layer="layout" svg:width="3.207cm" svg:height="1.244cm" svg:x="7.715cm" svg:y="5.868cm">
          <draw:text-box>
            <text:p text:style-name="P3"><text:span text:style-name="T7">Bidder 2</text:span></text:p>
          </draw:text-box>
        </draw:frame>
        <draw:frame draw:style-name="gr35" draw:text-style-name="P3" draw:layer="layout" svg:width="3.207cm" svg:height="1.244cm" svg:x="12.954cm" svg:y="5.868cm">
          <draw:text-box>
            <text:p text:style-name="P3"><text:span text:style-name="T7">Bidder n</text:span></text:p>
          </draw:text-box>
        </draw:frame>
        <draw:custom-shape draw:style-name="gr46" draw:text-style-name="P11" draw:layer="layout" svg:width="6.858cm" svg:height="1.27cm" svg:x="17.018cm" svg:y="2.032cm">
          <text:p text:style-name="P11"><text:span text:style-name="T20">Local memory stores</text:span></text:p>
          <text:p text:style-name="P11"><text:span text:style-name="T20">Running campaigns</text:span></text:p>
          <draw:enhanced-geometry svg:viewBox="0 0 21600 21600" draw:text-areas="800 800 20800 20800" draw:type="round-rectangular-callout" draw:modifiers="103.92185449774 38866.40440597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12" draw:layer="layout" svg:width="6.35cm" svg:height="3.556cm" svg:x="17.78cm" svg:y="7.62cm">
          <text:p text:style-name="P12"><text:span text:style-name="T20">Map contains all campaign definitions.</text:span></text:p>
          <text:p text:style-name="P12"><text:span text:style-name="T20">It is a ConcurrentHashMap interface</text:span></text:p>
          <text:p text:style-name="P12"><text:span text:style-name="T20">To a Redisson object.</text:span></text:p>
          <draw:enhanced-geometry svg:viewBox="0 0 21600 21600" draw:text-areas="800 800 20800 20800" draw:type="round-rectangular-callout" draw:modifiers="-3710.53377420879 -6886.25245993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0" draw:layer="layout" svg:width="5.08cm" svg:height="1.778cm" svg:x="11.43cm" svg:y="15.24cm">
          <text:p text:style-name="P10">Redis store</text:p>
          <text:p text:style-name="P10">backing the map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7.62cm" svg:height="5.334cm" svg:x="17.526cm" svg:y="12.7cm">
          <text:p text:style-name="P12"><text:span text:style-name="T20">To edit campaigns, u Do it in redis. All bidders </text:span></text:p>
          <text:p text:style-name="P12"><text:span text:style-name="T20">Immediately Have access. To run a campaign,</text:span></text:p>
          <text:p text:style-name="P12"><text:span text:style-name="T20">Send message to <text:s/>the bidders to have them </text:span></text:p>
          <text:p text:style-name="P12"><text:span text:style-name="T20">load the campaign from the map to the local</text:span></text:p>
          <text:p text:style-name="P12"><text:span text:style-name="T20">memory. The campaign from The map to local</text:span></text:p>
          <text:p text:style-name="P12"><text:span text:style-name="T20">memory</text:span></text:p>
          <draw:enhanced-geometry svg:viewBox="0 0 21600 21600" draw:text-areas="800 800 20800 20800" draw:type="round-rectangular-callout" draw:modifiers="-960.818790185015 -5000.18744142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8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5-05-16T16:23:46</dc:date>
          <text:p>This is a test</text:p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5-05-16">5/16/15</text:date></text:span></text:p>
        </draw:text-box>
      </draw:frame>
      <draw:frame draw:name="Footer Placeholder 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is Jacamars (JRTB)?</dc:title>
    <meta:initial-creator>Peter</meta:initial-creator>
    <meta:editing-cycles>47</meta:editing-cycles>
    <meta:creation-date>2012-11-26T01:09:23</meta:creation-date>
    <dc:date>2015-05-16T16:27:30.482023269</dc:date>
    <meta:editing-duration>PT1H2M21S</meta:editing-duration>
    <meta:generator>LibreOffice/4.2.8.2$Linux_X86_64 LibreOffice_project/420m0$Build-2</meta:generator>
    <meta:document-statistic meta:object-count="19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